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EA000001292840C0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NewsGotT" svg:font-family="NewsGotT"/>
    <style:font-face style:name="Tahoma1" svg:font-family="Tahoma"/>
    <style:font-face style:name="Source Sans Pro semibold" svg:font-family="'Source Sans Pro semibold'" style:font-family-generic="swiss"/>
    <style:font-face style:name="NewsGotT1" svg:font-family="NewsGotT" style:font-pitch="variable"/>
    <style:font-face style:name="Times New Roman" svg:font-family="'Times New Roman'" style:font-family-generic="roman"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style:use-window-font-color="true" style:font-name="NewsGotT" fo:font-size="12pt" fo:font-weight="bold" style:font-size-asian="12pt" style:font-size-complex="12pt"/>
    </style:style>
    <style:style style:name="P2" style:family="paragraph" style:parent-style-name="Text_20_body">
      <style:paragraph-properties fo:text-align="start" style:justify-single-word="false"/>
      <style:text-properties style:use-window-font-color="true" style:font-name="NewsGotT1"/>
    </style:style>
    <style:style style:name="P3" style:family="paragraph" style:parent-style-name="Text_20_body">
      <style:paragraph-properties fo:text-align="justify" style:justify-single-word="false"/>
      <style:text-properties style:use-window-font-color="true" style:font-name="NewsGotT1"/>
    </style:style>
    <style:style style:name="P4" style:family="paragraph" style:parent-style-name="Text_20_body">
      <style:paragraph-properties fo:text-align="center" style:justify-single-word="false"/>
      <style:text-properties style:use-window-font-color="true" style:font-name="Source Sans Pro Black" fo:font-size="10.5pt" style:font-size-asian="10.5pt" style:font-size-complex="10.5pt"/>
    </style:style>
    <style:style style:name="P5" style:family="paragraph" style:parent-style-name="Text_20_body">
      <style:paragraph-properties fo:text-align="justify" style:justify-single-word="false"/>
      <style:text-properties style:use-window-font-color="true" style:font-name="Source Sans Pro" fo:font-size="10.5pt" style:font-size-asian="10.5pt" style:font-size-complex="10.5pt"/>
    </style:style>
    <style:style style:name="P6" style:family="paragraph" style:parent-style-name="Text_20_body">
      <style:paragraph-properties fo:text-align="justify" style:justify-single-word="false"/>
      <style:text-properties style:font-name="NewsGotT1"/>
    </style:style>
    <style:style style:name="P7" style:family="paragraph" style:parent-style-name="Text_20_body">
      <style:paragraph-properties fo:text-align="justify" style:justify-single-word="false"/>
      <style:text-properties style:font-name="Source Sans Pro" fo:font-size="10.5pt" style:font-size-asian="10.5pt" style:font-size-complex="10.5pt"/>
    </style:style>
    <style:style style:name="P8" style:family="paragraph" style:parent-style-name="Standard">
      <style:paragraph-properties fo:text-align="justify" style:justify-single-word="false"/>
      <style:text-properties style:font-name="Source Sans Pro" fo:font-size="10.5pt" style:font-size-asian="10.5pt" style:font-size-complex="10.5pt"/>
    </style:style>
    <style:style style:name="P9"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P10"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T1" style:family="text">
      <style:text-properties fo:background-color="transparent" loext:char-shading-value="0"/>
    </style:style>
    <style:style style:name="T2" style:family="text">
      <style:text-properties fo:color="#000000"/>
    </style:style>
    <style:style style:name="T3" style:family="text">
      <style:text-properties fo:font-size="11pt" fo:font-weight="bold"/>
    </style:style>
    <style:style style:name="T4" style:family="text">
      <style:text-properties fo:font-weight="bold"/>
    </style:style>
    <style:style style:name="T5" style:family="text">
      <style:text-properties style:font-name="Source Sans Pro Black" fo:font-size="10.5pt" fo:font-weight="bold" style:font-size-asian="10.5pt" style:font-size-complex="10.5pt"/>
    </style:style>
    <style:style style:name="T6" style:family="text">
      <style:text-properties style:font-name="Source Sans Pro" fo:font-size="10.5pt" style:font-size-asian="10.5pt" style:font-size-complex="10.5pt"/>
    </style:style>
    <style:style style:name="T7" style:family="text">
      <style:text-properties style:font-name="Source Sans Pro" fo:font-size="10.5pt" fo:font-weight="normal" style:font-size-asian="10.5pt" style:font-weight-asian="normal" style:font-size-complex="10.5pt" style:font-weight-complex="normal"/>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text:span text:style-name="T4">NOTIFICACIÓN</text:span><text:span text:style-name="T4"> REFORMULACIÓN</text:span></text:p>
      <text:p text:style-name="P2"><text:span text:style-name="T5">Tipo de Intervención:</text:span> <text:span text:style-name="T6"><text:text-input text:description="jooscript">${(tipoInt)!}</text:text-input></text:span></text:p>
      <text:p text:style-name="P3"><text:span text:style-name="T5">Exp.:</text:span><text:span text:style-name="T3"> </text:span><text:span text:style-name="T7"><text:text-input text:description="jooscript">${(numExp)!}</text:text-input></text:span></text:p>
      <text:p text:style-name="P3"><text:span text:style-name="T5">Título:</text:span><text:span text:style-name="T3"> </text:span><text:span text:style-name="T7"><text:text-input text:description="jooscript">${(titulo)!}</text:text-input></text:span></text:p>
      <text:p text:style-name="P3"><text:span text:style-name="T5">ONGD:</text:span><text:span text:style-name="T3"> </text:span><text:span text:style-name="T7"><text:text-input text:description="jooscript">${(ongd)!}</text:text-input></text:span></text:p>
      <text:p text:style-name="P6"/>
      <text:p text:style-name="P6"/>
      <text:p text:style-name="P6"/>
      <text:p text:style-name="P5">Examinada la formulación del <text:span text:style-name="T1"><text:text-input text:description="jooscript">${(tipoSol)!}</text:text-input></text:span> de <text:span text:style-name="T1"><text:text-input text:description="jooscript">${(tipoInt)!}</text:text-input></text:span><text:span text:style-name="T1"> </text:span>denominado <text:text-input text:description="jooscript">${(titulo)!}</text:text-input>, así como el presupuesto presentado para su ejecución y una vez deducidas las partidas que no pueden ser aceptadas, se establece como cantidad máxima de la subvención a conceder por la AACID <text:text-input text:description="jooscript">${(maximoAACID)!}</text:text-input> euros sobre un presupuesto total del <text:span text:style-name="T1"><text:text-input text:description="jooscript">${(tipoSol)!}</text:text-input></text:span> mínimo de <text:text-input text:description="jooscript">${(minimoTotal)!}</text:text-input> euros.</text:p>
      <text:p text:style-name="P7"/>
      <text:p text:style-name="P7">Por ello, y de conformidad con lo dispuesto en el artículo 27.7 de la Orden de 21 de junio<text:span text:style-name="T2"> de 2016, reguladora de la subvención, se le insta para que, en el plazo improrrogable de 10 días, reformule </text:span><text:span text:style-name="T1"><text:text-input text:description="jooscript">${(solReformulado)!}</text:text-input></text:span> de su solicitud ajustándose a los límites, los requisitos y las condiciones establecidas en la Orden. En cualquier caso, la reformulación de la solicitud deberá respetar el objeto, condiciones y finalidad para la que fue solicitada la subvención.</text:p>
      <text:p text:style-name="P8">Igualmente en el plazo indicado deberá presentar certificado de estar al corriente en el cumplimiento de las obligaciones tributarias y frente a la Seguridad Social impuestas por las disposiciones vigentes, así como de no tener deudas en periodo ejecutivo de cualquier otro ingreso de derecho público de la Junta de Andalucía y, en su caso, la documentación recogida en el artículo 25.8 de la Orden regulad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NewsGotT" svg:font-family="NewsGotT"/>
    <style:font-face style:name="Tahoma1" svg:font-family="Tahoma"/>
    <style:font-face style:name="Source Sans Pro semibold" svg:font-family="'Source Sans Pro semibold'" style:font-family-generic="swiss"/>
    <style:font-face style:name="NewsGotT1" svg:font-family="NewsGotT" style:font-pitch="variable"/>
    <style:font-face style:name="Times New Roman" svg:font-family="'Times New Roman'" style:font-family-generic="roman"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abecera_20_-_20_Consejería" style:display-name="Cabecera - Consejería" style:family="paragraph" style:next-style-name="Cabecera_20_-_20_Centro_20_directivo">
      <style:paragraph-properties loext:contextual-spacing="false" fo:margin-top="0cm" fo:margin-bottom="0.101cm"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Cabecera_20_-_20_Centro_20_directivo" style:display-name="Cabecera - Centro directivo" style:family="paragraph">
      <style:paragraph-properties loext:contextual-spacing="false" fo:margin-top="0cm" fo:margin-bottom="0.6cm"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M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M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Marco1" text:anchor-type="paragraph" svg:x="10.627cm" svg:y="-0.055cm" svg:width="6.519cm" style:rel-width="scale" svg:height="2.198cm" style:rel-height="scale" draw:z-index="0"><draw:text-box><text:p text:style-name="MP1">Consejería de Igualdad, Políticas Sociales y Conciliación</text:p><text:p text:style-name="MP2">Agencia Andaluza de Cooperación Internacional para el Desarrollo</text:p></draw:text-box></draw:frame><draw:frame draw:style-name="Mfr2" draw:name="gráficos3" text:anchor-type="char" svg:x="-0.199cm" svg:y="-0.169cm" svg:width="4.2cm" svg:height="2.54cm" draw:z-index="1"><draw:image xlink:href="Pictures/10000000000001EA000001292840C09F.jpg" xlink:type="simple" xlink:show="embed" xlink:actuate="onLoad"/></draw:frame></text:p>
        <text:p text:style-name="Header"/>
        <text:p text:style-name="Header"/>
        <text:p text:style-name="Header"/>
        <text:p text:style-nam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4M33S</meta:editing-duration>
    <meta:editing-cycles>26</meta:editing-cycles>
    <meta:generator>OpenOffice/4.1.10$Win32 OpenOffice.org_project/4110m2$Build-9807</meta:generator>
    <dc:date>2021-08-30T11:09:36.25</dc:date>
    <meta:document-statistic meta:table-count="0" meta:image-count="1" meta:object-count="0" meta:page-count="1" meta:paragraph-count="10" meta:word-count="246" meta:character-count="1512"/>
    <meta:user-defined meta:name="Info 1"/>
    <meta:user-defined meta:name="Info 2"/>
    <meta:user-defined meta:name="Info 3"/>
    <meta:user-defined meta:name="Info 4"/>
  </office:meta>
</office:document-meta>
</file>